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undamental constants(in cg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2.99792458*10^10" office:value-type="float" office:value="29979245800" calcext:value-type="float">
            <text:p>299792458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 6.67408*(10^(-8))" office:value-type="float" office:value="0.0000000667408" calcext:value-type="float">
            <text:p>6.67408E-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formula="of:=3.0856776*10^18" office:value-type="float" office:value="3.0856776E+018" calcext:value-type="float">
            <text:p>3.0856776E+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pc</text:p>
          </table:table-cell>
          <table:table-cell table:formula="of:=3.0856776*10^21" office:value-type="float" office:value="3.0856776E+021" calcext:value-type="float">
            <text:p>3.0856776E+0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table:formula="of:= 1.4959787066*10^13" office:value-type="float" office:value="14959787066000" calcext:value-type="float">
            <text:p>14959787066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sun</text:p>
          </table:table-cell>
          <table:table-cell table:formula="of:=1.9891*10^33" office:value-type="float" office:value="1.9891E+033" calcext:value-type="float">
            <text:p>1.9891E+0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r</text:p>
          </table:table-cell>
          <table:table-cell table:formula="of:= 365*24*60*60" office:value-type="float" office:value="31536000" calcext:value-type="float">
            <text:p>31536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yr</text:p>
          </table:table-cell>
          <table:table-cell table:formula="of:= 365*24*60*60*1000000" office:value-type="float" office:value="31536000000000" calcext:value-type="float">
            <text:p>3153600000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table:formula="of:=100000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ome Exampl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binary1(std)</text:p>
          </table:table-cell>
          <table:table-cell office:value-type="string" calcext:value-type="string">
            <text:p>mass(Msol)</text:p>
          </table:table-cell>
          <table:table-cell office:value-type="string" calcext:value-type="string">
            <text:p>x(pc)</text:p>
          </table:table-cell>
          <table:table-cell office:value-type="string" calcext:value-type="string">
            <text:p>y(pc)</text:p>
          </table:table-cell>
          <table:table-cell office:value-type="string" calcext:value-type="string">
            <text:p>z(pc)</text:p>
          </table:table-cell>
          <table:table-cell office:value-type="string" calcext:value-type="string">
            <text:p>vx(km/s)</text:p>
          </table:table-cell>
          <table:table-cell office:value-type="string" calcext:value-type="string">
            <text:p>vy(km/s)</text:p>
          </table:table-cell>
          <table:table-cell office:value-type="string" calcext:value-type="string">
            <text:p>vz(km/s)</text:p>
          </table:table-cell>
          <table:table-cell office:value-type="string" calcext:value-type="string">
            <text:p>period(day)</text:p>
          </table:table-cell>
        </table:table-row>
        <table:table-row table:style-name="ro1">
          <table:table-cell/>
          <table:table-cell office:value-type="string" calcext:value-type="string">
            <text:p>star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r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inary1(nbody)</text:p>
          </table:table-cell>
          <table:table-cell office:value-type="string" calcext:value-type="string">
            <text:p>mass(Msol)</text:p>
          </table:table-cell>
          <table:table-cell office:value-type="string" calcext:value-type="string">
            <text:p>x(pc)</text:p>
          </table:table-cell>
          <table:table-cell office:value-type="string" calcext:value-type="string">
            <text:p>y(pc)</text:p>
          </table:table-cell>
          <table:table-cell office:value-type="string" calcext:value-type="string">
            <text:p>z(pc)</text:p>
          </table:table-cell>
          <table:table-cell office:value-type="string" calcext:value-type="string">
            <text:p>vx(km/s)</text:p>
          </table:table-cell>
          <table:table-cell office:value-type="string" calcext:value-type="string">
            <text:p>vy(km/s)</text:p>
          </table:table-cell>
          <table:table-cell office:value-type="string" calcext:value-type="string">
            <text:p>vz(km/s)</text:p>
          </table:table-cell>
          <table:table-cell office:value-type="string" calcext:value-type="string">
            <text:p>period(day)</text:p>
          </table:table-cell>
        </table:table-row>
        <table:table-row table:style-name="ro1">
          <table:table-cell/>
          <table:table-cell office:value-type="string" calcext:value-type="string">
            <text:p>star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r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arth-sun</text:p>
          </table:table-cell>
          <table:table-cell office:value-type="string" calcext:value-type="string">
            <text:p>mass(Msol)</text:p>
          </table:table-cell>
          <table:table-cell office:value-type="string" calcext:value-type="string">
            <text:p>x(pc)</text:p>
          </table:table-cell>
          <table:table-cell office:value-type="string" calcext:value-type="string">
            <text:p>y(pc)</text:p>
          </table:table-cell>
          <table:table-cell office:value-type="string" calcext:value-type="string">
            <text:p>z(pc)</text:p>
          </table:table-cell>
          <table:table-cell office:value-type="string" calcext:value-type="string">
            <text:p>vx(km/s)</text:p>
          </table:table-cell>
          <table:table-cell office:value-type="string" calcext:value-type="string">
            <text:p>vy(km/s)</text:p>
          </table:table-cell>
          <table:table-cell office:value-type="string" calcext:value-type="string">
            <text:p>vz(km/s)</text:p>
          </table:table-cell>
          <table:table-cell office:value-type="string" calcext:value-type="string">
            <text:p>period(y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0:49:59.632967333</meta:creation-date>
    <dc:date>2022-09-23T11:39:38.341435515</dc:date>
    <meta:editing-duration>PT39M28S</meta:editing-duration>
    <meta:editing-cycles>3</meta:editing-cycles>
    <meta:generator>LibreOffice/6.4.7.2$Linux_X86_64 LibreOffice_project/40$Build-2</meta:generator>
    <meta:document-statistic meta:table-count="1" meta:cell-count="53" meta:object-count="0"/>
  </office:meta>
</office:document-meta>
</file>